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60058"/>
    </style:style>
    <style:style style:name="P4" style:family="paragraph" style:parent-style-name="Standard">
      <style:paragraph-properties fo:text-align="start" style:justify-single-word="false"/>
      <style:text-properties officeooo:rsid="0009b48b" officeooo:paragraph-rsid="0009b48b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T1" style:family="text">
      <style:text-properties style:text-position="sub 58%"/>
    </style:style>
    <style:style style:name="T2" style:family="text">
      <style:text-properties officeooo:rsid="0007d3c8"/>
    </style:style>
    <style:style style:name="T3" style:family="text">
      <style:text-properties officeooo:rsid="0009b48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:</text:p>
      <text:p text:style-name="P1"><text:span text:style-name="T2">Ohm's Law and d</text:span>ischarging <text:span text:style-name="T2">of </text:span>a <text:span text:style-name="T2">c</text:span>apacitor</text:p>
      <text:p text:style-name="P5">Background: </text:p>
      <text:p text:style-name="P2"/>
      <text:p text:style-name="P2">Capacitors store electrical charge according to the equation </text:p>
      <text:p text:style-name="P1"><draw:frame draw:style-name="fr1" draw:name="Object1" text:anchor-type="as-char" svg:y="-0.2437in" svg:width="0.498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2">where C is capacitance, Q is charge, and V is voltage. <text:s/></text:p>
      <text:p text:style-name="P2"/>
      <text:p text:style-name="P2">When a capacitor is discharged, is is possible to prove that the voltage will decrease as a function of time according to the equation </text:p>
      <text:p text:style-name="P1"><draw:frame draw:style-name="fr1" draw:name="Object2" text:anchor-type="as-char" svg:y="-0.2846in" svg:width="0.9693in" svg:height="0.3453in" draw:z-index="1"><draw:object xlink:href="./Object 2" xlink:type="simple" xlink:show="embed" xlink:actuate="onLoad"/><draw:image xlink:href="./ObjectReplacements/Object 2" xlink:type="simple" xlink:show="embed" xlink:actuate="onLoad"/></draw:frame>(2)</text:p>
      <text:p text:style-name="P2">Where V(t) is the voltage at any given time, V<text:span text:style-name="T1">0</text:span> is the initial voltage, t is time, R is resistance, and C is capacitance. <text:s/></text:p>
      <text:p text:style-name="P2"/>
      <text:p text:style-name="P2"/>
      <text:p text:style-name="P3">In this experiment, the resistance of a resistor will be calculated using Ohm's Law. <text:s/>A charged capacitor will be discharged, and the capacitance of the capacitor will be calculated using linearization of data techniques. <text:s/></text:p>
      <text:p text:style-name="P2"/>
      <text:p text:style-name="P6">Materials you will need:</text:p>
      <text:p text:style-name="P4">A Multimeter (or SPARK with Current and Voltage sensor)</text:p>
      <text:p text:style-name="P4">One Resistor</text:p>
      <text:p text:style-name="P4">One Capacitor</text:p>
      <text:p text:style-name="P7">Alligator-Clip Wires</text:p>
      <text:p text:style-name="P7">Power Supply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09T07:35:51.808873230</dc:date>
    <dc:creator>Jonas Williamson</dc:creator>
    <meta:editing-duration>PT4M35S</meta:editing-duration>
    <meta:editing-cycles>5</meta:editing-cycles>
    <meta:generator>LibreOffice/4.2.8.2$Linux_X86_64 LibreOffice_project/420$Build-2</meta:generator>
    <meta:document-statistic meta:table-count="0" meta:image-count="0" meta:object-count="2" meta:page-count="1" meta:paragraph-count="16" meta:word-count="134" meta:character-count="805" meta:non-whitespace-character-count="677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>Q</mi>
        <mi>V</mi>
      </mfrac>
    </mrow>
    <annotation encoding="StarMath 5.0">C = Q over V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V( t ) = V sub 0 e^{ {-t} over {RC} }</annotation>
  </semantics>
</math>
</file>